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P3" style:family="paragraph" style:parent-style-name="Standard">
      <style:text-properties fo:color="#1155cc" fo:font-style="italic" style:text-underline-style="solid" style:text-underline-width="auto" style:text-underline-color="font-color" style:font-style-asian="italic"/>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Times New Roman" fo:font-size="12pt" style:font-size-asian="12pt" style:font-size-complex="12pt"/>
    </style:style>
    <style:style style:name="P7"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style="italic" style:font-style-asian="italic"/>
    </style:style>
    <style:style style:name="P9"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P10" style:family="paragraph" style:parent-style-name="Standard">
      <style:paragraph-properties fo:margin-left="0cm" fo:margin-right="0cm" fo:text-indent="1.27cm" style:auto-text-indent="false"/>
    </style:style>
    <style:style style:name="P11" style:family="paragraph" style:parent-style-name="Standard">
      <style:paragraph-properties fo:margin-left="1.27cm" fo:margin-right="0cm" fo:text-indent="1.27cm" style:auto-text-indent="false"/>
    </style:style>
    <style:style style:name="P12" style:family="paragraph" style:parent-style-name="Heading_20_1">
      <style:text-properties style:font-name="Times New Roman" fo:font-size="12pt" fo:font-weight="normal" style:font-name-asian="Times New Roman1" style:font-size-asian="12pt" style:font-weight-asian="normal" style:font-name-complex="Times New Roman1" style:font-size-complex="12pt"/>
    </style:style>
    <style:style style:name="P13" style:family="paragraph" style:parent-style-name="Standard">
      <style:text-properties style:text-underline-style="solid" style:text-underline-width="auto" style:text-underline-color="font-color" fo:font-weight="bold" fo:background-color="#ff3333" style:font-weight-asian="bold"/>
    </style:style>
    <style:style style:name="P14" style:family="paragraph" style:parent-style-name="Standard" style:master-page-name="Standard">
      <style:paragraph-properties style:page-number="auto"/>
    </style:style>
    <style:style style:name="P15" style:family="paragraph" style:parent-style-name="Standard" style:list-style-name="WWNum3">
      <style:paragraph-properties fo:margin-left="1.27cm" fo:margin-right="0cm" fo:text-indent="-0.635cm" style:auto-text-indent="false"/>
      <style:text-properties fo:font-style="italic" style:font-style-asian="italic"/>
    </style:style>
    <style:style style:name="P16" style:family="paragraph" style:parent-style-name="Standard" style:list-style-name="WWNum2">
      <style:paragraph-properties fo:margin-left="1.27cm" fo:margin-right="0cm" fo:text-indent="-0.635cm" style:auto-text-indent="false"/>
    </style:style>
    <style:style style:name="P17" style:family="paragraph" style:parent-style-name="Standard" style:list-style-name="WWNum1">
      <style:paragraph-properties fo:margin-left="1.27cm" fo:margin-right="0cm" fo:text-indent="-0.635cm" style:auto-text-indent="false"/>
    </style:style>
    <style:style style:name="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color="#808080" style:font-name="Arial1" fo:font-size="11pt" style:font-name-asian="Arial2" style:font-size-asian="11pt" style:font-name-complex="Arial2" style:font-size-complex="11pt"/>
    </style:style>
    <style:style style:name="T3" style:family="text">
      <style:text-properties fo:color="#808080" style:font-name="Arial1" fo:font-size="11pt" fo:font-style="italic" style:font-name-asian="Arial2" style:font-size-asian="11pt" style:font-style-asian="italic" style:font-name-complex="Arial2" style:font-size-complex="11pt"/>
    </style:style>
    <style:style style:name="T4" style:family="text">
      <style:text-properties fo:font-style="italic" style:font-style-asian="italic"/>
    </style:style>
    <style:style style:name="T5" style:family="text">
      <style:text-properties fo:font-style="italic" fo:background-color="#ff3333" style:font-style-asian="italic"/>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text:p>
      <text:p text:style-name="P8">Participants :</text:p>
      <text:list xml:id="list4341432985982784044" text:style-name="WWNum3">
        <text:list-item>
          <text:p text:style-name="P15">RAT Quentin</text:p>
        </text:list-item>
        <text:list-item>
          <text:p text:style-name="P15">WONG Jason</text:p>
        </text:list-item>
        <text:list-item>
          <text:p text:style-name="P15">KAING Jack</text:p>
        </text:list-item>
        <text:list-item>
          <text:p text:style-name="P15">DOS SANTOS Jeremy</text:p>
        </text:list-item>
        <text:list-item>
          <text:p text:style-name="P15">MOUGAMMADOUARIBOU Fahath</text:p>
        </text:list-item>
      </text:list>
      <text:p text:style-name="Standard"/>
      <text:p text:style-name="P8">Groupe de TD : A1</text:p>
      <text:p text:style-name="Title"><text:bookmark text:name="h.n8xa3yc0kshi"/>Projet jeu semestre 3</text:p>
      <text:p text:style-name="Standard"/>
      <text:h text:style-name="Heading_20_1" text:outline-level="1"><text:bookmark text:name="h.ntswfb8a7qxm"/>Déroulement du projet</text:h>
      <text:p text:style-name="Standard"/>
      <text:p text:style-name="Standard"><text:span text:style-name="T4">Tableau d’avancement : </text:span><text:span text:style-name="T5">Mettre le lien</text:span></text:p>
      <text:p text:style-name="P3"/>
      <text:p text:style-name="P7">Résumé du projet:</text:p>
      <text:p text:style-name="P5">Le but du projet est de est de créer une boite à outils d’arithmétique avec les technologies du web qui sera par la suite intégrer à Ataraxy. Pour le projet nous utiliserons les langages tel que le PHP, HTML, CSS et le languages de compilation mathématique LaTeX. Ce projet sera évaluer par notre enseignant et client Mr Hébert. Il s'agit de réaliser ce projet <text:s/>pendant le S3 pour cela nous seront cinq pour développer le projet, Quentin Rat sera le chef de projet charger de le rendre.</text:p>
      <text:p text:style-name="P5">La création de divers diagramme sera demander. Nous utiliserons essentiellement texMaker comme logiciel.</text:p>
      <text:p text:style-name="Standard"/>
      <text:p text:style-name="Standard"/>
      <text:p text:style-name="Standard">Le projet vas se dérouler en 4 grande parties:</text:p>
      <text:p text:style-name="Standard"><text:tab/>-La première partie consiste à:</text:p>
      <text:p text:style-name="Standard"><text:tab/><text:tab/>-Mettre en place un espace de partage Gmail Github pour pouvoir travailler a <text:tab/><text:tab/><text:tab/>distance</text:p>
      <text:p text:style-name="Standard"><text:tab/><text:tab/>-Prendre en main les logiciels et langages tel que Latex et Github</text:p>
      <text:p text:style-name="Standard"><text:tab/><text:tab/>-Nous allons concevoir des diagrammes pour modéliser le projet</text:p>
      <text:p text:style-name="Standard"><text:tab/><text:tab/>-Il faudra planifier les tâches avec GanttProject</text:p>
      <text:p text:style-name="P10">-La deuxième partie consiste à:</text:p>
      <text:p text:style-name="P11">-Schématiser sur papier un aperçue graphique de la page web</text:p>
      <text:p text:style-name="P11">-Créer un logo pour la page (en .svg)</text:p>
      <text:p text:style-name="P11">-Commencer à développer en HTML et CSS le squelette de la page web</text:p>
      <text:p text:style-name="Standard"><text:tab/>-La troisième partie consiste à:</text:p>
      <text:p text:style-name="Standard"><text:tab/><text:tab/>-Commencer à coder les différentes fonctionnalités en PHP (ex: PGCD...)</text:p>
      <text:p text:style-name="Standard"><text:tab/><text:tab/>-Intégrer la fonctionnalités précédente au menu</text:p>
      <text:p text:style-name="Standard"><text:tab/><text:tab/>-Faire la partie ou l'ont générer le code Latex</text:p>
      <text:p text:style-name="Standard"><text:tab/><text:tab/>(c'est trois sous partis se feront petit à petit en fonction de l'avancement du cours de <text:tab/><text:tab/>crypto)</text:p>
      <text:p text:style-name="Standard"><text:tab/>-La quatrième partie consiste à:</text:p>
      <text:p text:style-name="Standard"><text:tab/><text:tab/>-Corriger les erreurs</text:p>
      <text:p text:style-name="Standard"><text:tab/><text:tab/>-Tester toute les fonctionnalités</text:p>
      <text:p text:style-name="Standard"><text:soft-page-break/></text:p>
      <text:p text:style-name="P4">Contraintes:</text:p>
      <text:p text:style-name="Standard"><text:span text:style-name="T6">Temps:</text:span> Notre principal contrainte sur ce projet sera le temps, il faudra impérativement respecter le délai.</text:p>
      <text:p text:style-name="Standard"/>
      <text:p text:style-name="P4">Objectifs (classement coût, délai, qualité):</text:p>
      <text:p text:style-name="Standard"><text:span text:style-name="T6">1ère:</text:span> il faut respecter le délai et il faudra procéder a une présentation final, il y aussi des revues toute les semaines pour voir l'avancement du projet.</text:p>
      <text:p text:style-name="Standard"><text:span text:style-name="T6">2ème:</text:span> il faut que la page web soit bien coder c’est a dire pas de beug et de dysfonctionnement</text:p>
      <text:p text:style-name="Standard"><text:span text:style-name="T6">3ème:</text:span> Le coût de la page web est nulle</text:p>
      <text:p text:style-name="Standard"/>
      <text:p text:style-name="Standard"/>
      <text:p text:style-name="P6">La page web est un site développer dans les languages HTML, CSS, PHP et LaTeX, c'est une une boite à outils d’arithmétique qui sera par la suite intégrer à Ataraxy, les différent outils developper seront des algorithmes d’arithmétique vue en cour de S3 (ex: PGCD, codage César...). La page web sera constituer d'un menu a gauche ou il y aura plusieurs onglet répertorier chaque onglet correspondra à un algorithme vue en cour. La page devra aussi générer du code Latex a partir des détails du résultat du calcul obtenue, il devra être aussi possible de télécharger ce code.</text:p>
      <text:p text:style-name="Standard"/>
      <text:p text:style-name="Standard">Les parties prenantes du projet son les cinq développeur et le professeur et aussi client qui sera la pour noter notre travail et nous aidez.</text:p>
      <text:p text:style-name="Standard"/>
      <text:p text:style-name="Standard"/>
      <text:p text:style-name="P4">Les Risques:</text:p>
      <text:p text:style-name="P13">Voir document « Risques.xls »</text:p>
      <text:p text:style-name="Standard"/>
      <text:p text:style-name="Standard">Les risques du projet sont :</text:p>
      <text:p text:style-name="Standard">- Il se blesse pendant la période du projet</text:p>
      <text:p text:style-name="Standard">- Tombe malade</text:p>
      <text:p text:style-name="Standard">- Surcharge de travail</text:p>
      <text:p text:style-name="Standard">- Perte de donner (ex : perte du code)</text:p>
      <text:p text:style-name="Standard">- Mauvaise planification du temps de travail</text:p>
      <text:p text:style-name="Standard">- Beug pendant la présentation final</text:p>
      <text:p text:style-name="Standard">- Trop s'éloigner du sujet donner</text:p>
      <text:p text:style-name="Standard">- Être trop ambitieux</text:p>
      <text:p text:style-name="Standard"/>
      <text:p text:style-name="Standard">Les 2 risques ayant la plus grande probabilité de se réaliser sont:</text:p>
      <text:p text:style-name="Standard">- Surcharge de travail</text:p>
      <text:p text:style-name="Standard">- Mauvaise planification du temps de travail</text:p>
      <text:p text:style-name="Standard"/>
      <text:p text:style-name="Standard">Pour être sur que ces situations n'arrive pas nous allons prendre soin de bien rédiger les taches a accomplir et bien organiser son temps pour ne pas être surmener de travail.</text:p>
      <text:p text:style-name="Standard">Si un des risques cités venait à se produire il faudrait tout de suite le corriger pour ne pas mettre en</text:p>
      <text:p text:style-name="Standard">péril l'avancement du projet.</text:p>
      <text:h text:style-name="Heading_20_1" text:outline-level="1"><text:bookmark text:name="h.rdmxf6tz9myb"/><text:soft-page-break/>Diagramme de cas d’utilisation</text:h>
      <text:h text:style-name="Heading_20_1" text:outline-level="1"><text:bookmark text:name="h.ue8ii0zcb8on"/>Documentation des cas d’utilisation</text:h>
      <text:h text:style-name="Heading_20_2" text:outline-level="2"><text:bookmark text:name="h.8r7og83l19p0"/>Digramme cas d’utilisation</text:h>
      <text:p text:style-name="Standard"/>
      <text:h text:style-name="Heading_20_3" text:outline-level="3"><text:bookmark text:name="h.s1r951m08jx4"/>Description</text:h>
      <text:p text:style-name="Standard">Notre diagramme de cas d’utilisation est constitué de 1 acteur, qui est l'utilisateur du site, il choisit un </text:p>
      <text:p text:style-name="Standard"/>
      <text:h text:style-name="Heading_20_3" text:outline-level="3"><text:bookmark text:name="h.elq88atywj2q"/>Acteurs impliqués</text:h>
      <text:list xml:id="list9112674988665232636" text:style-name="WWNum2">
        <text:list-item>
          <text:p text:style-name="P16">Utilisateur (acteur primaire)</text:p>
        </text:list-item>
      </text:list>
      <text:p text:style-name="Standard"/>
      <text:h text:style-name="Heading_20_3" text:outline-level="3"><text:bookmark text:name="h.9f8g16xcfis2"/>Déroulement du cas d'utilisation</text:h>
      <text:list xml:id="list1728436650534739843" text:style-name="WWNum1">
        <text:list-item>
          <text:p text:style-name="P17">Choisir une catégorie dans le menu</text:p>
        </text:list-item>
        <text:list-item>
          <text:p text:style-name="P17">Taper les informations demander (nombre...)</text:p>
        </text:list-item>
        <text:list-item>
          <text:p text:style-name="P17">Telecharger le code LaTeX</text:p>
        </text:list-item>
      </text:list>
      <text:h text:style-name="Heading_20_1" text:outline-level="1"><text:bookmark text:name="h.c20cd7efaos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fr" fo:country="FR"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2pt" fo:language="fr" fo:country="FR"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fo:font-variant="normal" fo:text-transform="none"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423cm" fo:margin-bottom="0.106cm" fo:line-height="100%" fo:keep-with-next="always"/>
      <style:text-properties fo:font-variant="normal" fo:text-transform="none"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423cm" fo:margin-bottom="0.106cm" fo:line-height="100%" fo:keep-with-next="always"/>
      <style:text-properties fo:font-variant="normal" fo:text-transform="none"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top="0.423cm" fo:margin-bottom="0.106cm"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top="0.423cm" fo:margin-bottom="0.106cm"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margin-top="0.423cm" fo:margin-bottom="0.106cm" fo:line-height="100%" fo:text-align="center" style:justify-single-word="false"/>
      <style:text-properties fo:font-variant="normal" fo:text-transform="none" style:font-name="Arial1" fo:font-size="16pt" fo:font-weight="bold" style:font-name-asian="Arial2" style:font-size-asian="16pt" style:font-weight-asian="bold" style:font-name-complex="Arial2" style:font-size-complex="16pt" style:font-weight-complex="bold"/>
    </style:style>
    <style:style style:name="Subtitle" style:family="paragraph" style:parent-style-name="normal" style:next-style-name="Text_20_body" style:default-outline-level="" style:list-style-name="" style:class="chapter">
      <style:paragraph-properties fo:margin-top="0cm" fo:margin-bottom="0.106cm" fo:line-height="100%" fo:text-align="center" style:justify-single-word="false"/>
      <style:text-properties fo:font-variant="normal" fo:text-transform="none" style:font-name="Arial1" fo:font-size="14pt" fo:font-style="italic" style:font-name-asian="Arial2" style:font-size-asian="14pt" style:font-style-asian="italic" style:font-name-complex="Arial2"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M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MP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M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MT2" style:family="text">
      <style:text-properties fo:color="#808080" style:font-name="Arial1" fo:font-size="11pt" style:font-name-asian="Arial2" style:font-size-asian="11pt" style:font-name-complex="Arial2" style:font-size-complex="11pt"/>
    </style:style>
    <style:style style:name="MT3" style:family="text">
      <style:text-properties fo:color="#808080" style:font-name="Arial1" fo:font-size="11pt" fo:font-style="italic" style:font-name-asian="Arial2" style:font-size-asian="11pt" style:font-style-asian="italic" style:font-name-complex="Arial2" style:font-size-complex="11pt"/>
    </style:style>
    <style:page-layout style:name="Mpm1">
      <style:page-layout-properties fo:page-width="21.001cm" fo:page-height="29.7cm" style:num-format="1" style:print-orientation="portrait" fo:margin-top="2.54cm" fo:margin-bottom="2.54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rojet tutoré S3 2016</text:p>
        <text:p text:style-name="MP2">Documentation</text:p>
      </style:header>
      <style:footer>
        <text:p text:style-name="MP3"><text:span text:style-name="MT1">Groupe de projet : </text:span><text:span text:style-name="MT2">RAT, WONG, </text:span><text:span text:style-name="MT3">KAING, DOS SANTOS, MOUGAMMADOUARIBO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9-25T22:42:57</dc:date>
    <dc:creator>quentin rat</dc:creator>
    <meta:generator>OpenOffice/4.1.2$Unix OpenOffice.org_project/412m3$Build-9782</meta:generator>
    <meta:editing-duration>PT2H3M20S</meta:editing-duration>
    <meta:editing-cycles>7</meta:editing-cycles>
    <meta:document-statistic meta:table-count="0" meta:image-count="0" meta:object-count="0" meta:page-count="3" meta:paragraph-count="71" meta:word-count="703" meta:character-count="4164"/>
  </office:meta>
</office:document-meta>
</file>